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tandard.Macros.OnSave?language=Basic&amp;location=document" xlink:type="simple"/>
    </office:event-listeners>
  </office:scripts>
  <office:font-face-decls>
    <style:font-face style:name="Consolas" svg:font-family="Consolas"/>
    <style:font-face style:name="Courier New" svg:font-family="'Courier New'"/>
    <style:font-face style:name="Courier New1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4.6764in"/>
    </style:style>
    <style:style style:name="co2" style:family="table-column">
      <style:table-column-properties fo:break-before="auto" style:column-width="5.3992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4.3098in"/>
    </style:style>
    <style:style style:name="co5" style:family="table-column">
      <style:table-column-properties fo:break-before="auto" style:column-width="1.9728in"/>
    </style:style>
    <style:style style:name="co6" style:family="table-column">
      <style:table-column-properties fo:break-before="auto" style:column-width="1.5102in"/>
    </style:style>
    <style:style style:name="co7" style:family="table-column">
      <style:table-column-properties fo:break-before="auto" style:column-width="2.3366in"/>
    </style:style>
    <style:style style:name="co8" style:family="table-column">
      <style:table-column-properties fo:break-before="auto" style:column-width="1.3339in"/>
    </style:style>
    <style:style style:name="co9" style:family="table-column">
      <style:table-column-properties fo:break-before="auto" style:column-width="2.4252in"/>
    </style:style>
    <style:style style:name="co10" style:family="table-column">
      <style:table-column-properties fo:break-before="auto" style:column-width="0.872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857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teps">
      <style:table-properties table:display="true" style:writing-mode="lr-tb"/>
    </style:style>
    <style:style style:name="ta2" style:family="table" style:master-page-name="PageStyle_5f_Entries">
      <style:table-properties table:display="true" style:writing-mode="lr-tb"/>
    </style:style>
    <style:style style:name="ta3" style:family="table" style:master-page-name="PageStyle_5f_Statistic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9" style:family="table-cell" style:parent-style-name="Excel_20_Built-in_20_Hyperlink">
      <style:text-properties fo:language="en" fo:country="US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rotation-align="none"/>
      <style:text-properties fo:color="#c9211e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2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0000"/>
      <style:text-properties style:text-outline="false" style:text-line-through-style="none" style:text-line-through-type="none" style:font-name="Courier New2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10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style:font-name="Consolas" fo:font-size="10pt" style:font-name-asian="Consolas" style:font-name-complex="Consolas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Create new entry in "Demos\SillyPack\SillyPacks.xlsx"</text:p>
          </table:table-cell>
          <table:table-cell office:value-type="string" calcext:value-type="string">
            <text:p>../../SillyPack/SillyPacks.xlsx</text:p>
          </table:table-cell>
          <table:table-cell table:style-name="ce2" office:value-type="string" calcext:value-type="string">
            <text:p>DONE</text:p>
          </table:table-cell>
          <table:table-cell office:value-type="string" calcext:value-type="string">
            <text:p>2k23 W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ame "SillyPack????.nfo" and clean its content</text:p>
          </table:table-cell>
          <table:table-cell office:value-type="string" calcext:value-type="string">
            <text:p>../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ete "SillyPack????.*" root folder entrie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URL for "Downloads" section below 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ownload URLs in /menu/README.txt</text:p>
          </table:table-cell>
          <table:table-cell office:value-type="string" calcext:value-type="string">
            <text:p>../menu/README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up "Entries" sheet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pt release name in "launch" folder configuration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pt release names in "Make-Settings.bat"</text:p>
          </table:table-cell>
          <table:table-cell office:value-type="string" calcext:value-type="string">
            <text:p>./Make-Settings.ba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folder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lines in "Make-Fixes.bat"</text:p>
          </table:table-cell>
          <table:table-cell office:value-type="string" calcext:value-type="string">
            <text:p>./Make-Fixes.ba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ame site/SillyPack??? folder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files in the site/SillyPack??? folder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the release name in site/SillyPack????.bat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Download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LYVENTURE</text:p>
          </table:table-cell>
          <table:table-cell table:style-name="ce9" office:value-type="string" calcext:value-type="string">
            <text:p>https://sillyventure.eu/download/sv2k23we_pack.zip 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GWA</text:p>
          </table:table-cell>
          <table:table-cell table:style-name="Excel_20_Built-in_20_Hyperlink" office:value-type="string" calcext:value-type="string">
            <text:p><text:a xlink:href="http://ftp.pigwa.net/stuff/parties/prods/Silly_Venture,2023.12.7-10,Gdansk,Poland/" xlink:type="simple">http://ftp.pigwa.net/stuff/parties/prods/Silly_Venture,2023.12.7-10,Gdansk,Poland/</text:a>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ENE</text:p>
          </table:table-cell>
          <table:table-cell table:style-name="Default" office:value-type="string" calcext:value-type="string">
            <text:p><text:a xlink:href="https://files.scene.org/browse/parties/2023/sillyventure23winter/" xlink:type="simple">https://files.scene.org/browse/parties/2023/sillyventure23winter/</text:a>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CMC music for menu and save as /menu/SillyMenu-CMC-Module.cmc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SillyPacks.xslx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and "bass" mode in /menu/SillyMenu-CMC-Module.txt</text:p>
          </table:table-cell>
          <table:table-cell office:value-type="string" calcext:value-type="string">
            <text:p>../menu/SillyMenu-CMC-Module.asm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README.txt</text:p>
          </table:table-cell>
          <table:table-cell office:value-type="string" calcext:value-type="string">
            <text:p>../menu/README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SillyMenu-Texts.asm</text:p>
          </table:table-cell>
          <table:table-cell office:value-type="string" calcext:value-type="string">
            <text:p>SillyMenu-Texts.asm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MPT music for Noter and save as /menu/Noter-Music.mpt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/menu/Noter-Music.txt</text:p>
          </table:table-cell>
          <table:table-cell office:value-type="string" calcext:value-type="string">
            <text:p>../menu/Noter-Music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for Noter in README.txt</text:p>
          </table:table-cell>
          <table:table-cell office:value-type="string" calcext:value-type="string">
            <text:p>../menu/README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all entries in the "atr" folder</text:p>
          </table:table-cell>
          <table:table-cell office:value-type="string" calcext:value-type="string">
            <text:p>./atr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menu entries texts and color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all entries on sheet "Entries"</text:p>
          </table:table-cell>
          <table:table-cell office:value-type="string" calcext:value-type="string">
            <text:p>./Make-File-List.bat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screen shot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and update .nfo file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ate in productions.ods</text:p>
          </table:table-cell>
          <table:table-cell office:value-type="string" calcext:value-type="string">
            <text:p><text:a xlink:href="../../../../../../WWW/Sites/www.wudsn.com/productions/productions.ods" xlink:type="simple">C:\jac\system\WWW\Sites\www.wudsn.com\productions\productions.ods</text:a>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ies" table:style-name="ta2">
        <office:forms form:automatic-focus="false" form:apply-design-mode="false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1" table:number-columns-repeated="1015" table:default-cell-style-name="ce7"/>
        <table:table-row table:style-name="ro1">
          <table:table-cell table:style-name="ce22" office:value-type="string" calcext:value-type="string">
            <text:p>PATH</text:p>
          </table:table-cell>
          <table:table-cell table:style-name="ce22" office:value-type="string" calcext:value-type="string">
            <text:p>LOAD</text:p>
          </table:table-cell>
          <table:table-cell table:style-name="ce22" office:value-type="string" calcext:value-type="string">
            <text:p>RESET</text:p>
          </table:table-cell>
          <table:table-cell table:style-name="ce22" office:value-type="string" calcext:value-type="string">
            <text:p>EXIT KEYS</text:p>
          </table:table-cell>
          <table:table-cell table:style-name="ce22" office:value-type="string" calcext:value-type="string">
            <text:p>Text</text:p>
          </table:table-cell>
          <table:table-cell table:style-name="ce22" office:value-type="string" calcext:value-type="string">
            <text:p>Sound</text:p>
          </table:table-cell>
          <table:table-cell table:style-name="ce22" office:value-type="string" calcext:value-type="string">
            <text:p>Type</text:p>
          </table:table-cell>
          <table:table-cell table:style-name="ce17" office:value-type="string" calcext:value-type="string">
            <text:p>TODO</text:p>
          </table:table-cell>
          <table:table-cell table:style-name="ce17" office:value-type="string" calcext:value-type="string">
            <text:p>Memory</text:p>
          </table:table-cell>
          <table:table-cell table:style-name="ce17" office:value-type="string" calcext:value-type="string">
            <text:p>Comment</text:p>
          </table:table-cell>
          <table:table-cell table:style-name="ce17" table:number-columns-repeated="1014"/>
        </table:table-row>
        <table:table-row table:style-name="ro1">
          <table:table-cell table:style-name="ce21" office:value-type="string" calcext:value-type="string">
            <text:p>BONUS:README</text:p>
          </table:table-cell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8" table:formula="of:=MID([.A2];1;FIND(&quot;:&quot;;[.A2];4)-1)" office:value-type="string" office:string-value="BONUS" calcext:value-type="string">
            <text:p>BONUS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20"/>
          <table:table-cell table:number-columns-repeated="1014"/>
        </table:table-row>
        <table:table-row table:style-name="ro1">
          <table:table-cell table:style-name="ce21" office:value-type="string" calcext:value-type="string">
            <text:p>BONUS:SV23WELO</text:p>
          </table:table-cell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 table:formula="of:=MID([.A3];1;FIND(&quot;:&quot;;[.A3];4)-1)" office:value-type="string" office:string-value="BONUS" calcext:value-type="string">
            <text:p>BONUS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21" office:value-type="string" calcext:value-type="string">
            <text:p>ATASCII:BRITISHC</text:p>
          </table:table-cell>
          <table:table-cell table:style-name="ce8" office:value-type="string" calcext:value-type="string">
            <text:p>OK</text:p>
          </table:table-cell>
          <table:table-cell table:style-name="ce11" office:value-type="string" calcext:value-type="string">
            <text:p>WARM (OK)</text:p>
          </table:table-cell>
          <table:table-cell table:style-name="ce11" office:value-type="string" calcext:value-type="string">
            <text:p>ESC, LEFT</text:p>
          </table:table-cell>
          <table:table-cell table:style-name="ce11" office:value-type="string" calcext:value-type="string">
            <text:p>OK</text:p>
          </table:table-cell>
          <table:table-cell table:style-name="ce11" office:value-type="string" calcext:value-type="string">
            <text:p>Mono, 2nd POKEY supported</text:p>
          </table:table-cell>
          <table:table-cell table:style-name="ce8" table:formula="of:=MID([.A4];1;FIND(&quot;:&quot;;[.A4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INSPECT</text:p>
          </table:table-cell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 table:formula="of:=MID([.A5];1;FIND(&quot;:&quot;;[.A5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YES</text:p>
          </table:table-cell>
          <table:table-cell table:style-name="ce20" table:number-columns-repeated="1016"/>
        </table:table-row>
        <table:table-row table:style-name="ro1">
          <table:table-cell table:style-name="ce21" office:value-type="string" calcext:value-type="string">
            <text:p>ATASCII:CAVENU</text:p>
          </table:table-cell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 table:formula="of:=MID([.A6];1;FIND(&quot;:&quot;;[.A6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number-columns-repeated="1014"/>
        </table:table-row>
        <table:table-row table:style-name="ro1">
          <table:table-cell table:style-name="ce21" office:value-type="string" calcext:value-type="string">
            <text:p>ATASCII:CAVEQS</text:p>
          </table:table-cell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 table:formula="of:=MID([.A7];1;FIND(&quot;:&quot;;[.A7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21" office:value-type="string" calcext:value-type="string">
            <text:p>ATASCII:CAVETD</text:p>
          </table:table-cell>
          <table:table-cell table:style-name="ce8"/>
          <table:table-cell table:style-name="ce11" table:number-columns-repeated="4"/>
          <table:table-cell table:style-name="ce8" table:formula="of:=MID([.A8];1;FIND(&quot;:&quot;;[.A8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LIFTOFF</text:p>
          </table:table-cell>
          <table:table-cell table:style-name="ce8"/>
          <table:table-cell table:style-name="ce11" table:number-columns-repeated="3"/>
          <table:table-cell table:style-name="ce8"/>
          <table:table-cell table:style-name="ce8" table:formula="of:=MID([.A9];1;FIND(&quot;:&quot;;[.A9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BKLAGOON</text:p>
          </table:table-cell>
          <table:table-cell table:style-name="ce8"/>
          <table:table-cell table:style-name="ce11" table:number-columns-repeated="3"/>
          <table:table-cell table:style-name="ce8"/>
          <table:table-cell table:style-name="ce8" table:formula="of:=MID([.A10];1;FIND(&quot;:&quot;;[.A10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CYBORGOP</text:p>
          </table:table-cell>
          <table:table-cell table:style-name="ce8"/>
          <table:table-cell table:style-name="ce11" table:number-columns-repeated="3"/>
          <table:table-cell table:style-name="ce8"/>
          <table:table-cell table:style-name="ce8" table:formula="of:=MID([.A11];1;FIND(&quot;:&quot;;[.A11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SHADE</text:p>
          </table:table-cell>
          <table:table-cell table:style-name="ce8"/>
          <table:table-cell table:style-name="ce11" table:number-columns-repeated="3"/>
          <table:table-cell table:style-name="ce8"/>
          <table:table-cell table:style-name="ce8" table:formula="of:=MID([.A12];1;FIND(&quot;:&quot;;[.A12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URTIMATI</text:p>
          </table:table-cell>
          <table:table-cell table:style-name="ce8"/>
          <table:table-cell table:style-name="ce11" table:number-columns-repeated="3"/>
          <table:table-cell table:style-name="ce8" office:value-type="string" calcext:value-type="string">
            <text:p>Mono</text:p>
          </table:table-cell>
          <table:table-cell table:style-name="ce8" table:formula="of:=MID([.A13];1;FIND(&quot;:&quot;;[.A13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KAMINRO</text:p>
          </table:table-cell>
          <table:table-cell table:style-name="ce8"/>
          <table:table-cell table:style-name="ce11" table:number-columns-repeated="3"/>
          <table:table-cell table:style-name="ce8" office:value-type="string" calcext:value-type="string">
            <text:p>Mono</text:p>
          </table:table-cell>
          <table:table-cell table:style-name="ce8" table:formula="of:=MID([.A14];1;FIND(&quot;:&quot;;[.A14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CHICKENL</text:p>
          </table:table-cell>
          <table:table-cell table:style-name="ce8"/>
          <table:table-cell table:style-name="ce11" table:number-columns-repeated="3"/>
          <table:table-cell table:style-name="ce8" office:value-type="string" calcext:value-type="string">
            <text:p>Mono</text:p>
          </table:table-cell>
          <table:table-cell table:style-name="ce8" table:formula="of:=MID([.A15];1;FIND(&quot;:&quot;;[.A15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256:MORSE</text:p>
          </table:table-cell>
          <table:table-cell table:style-name="ce8"/>
          <table:table-cell table:style-name="ce11" table:number-columns-repeated="3"/>
          <table:table-cell table:style-name="ce8"/>
          <table:table-cell table:style-name="ce8" table:formula="of:=MID([.A16];1;FIND(&quot;:&quot;;[.A16];4)-1)" office:value-type="string" office:string-value="GAME256" calcext:value-type="string">
            <text:p>GAME256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PLANET</text:p>
          </table:table-cell>
          <table:table-cell table:style-name="ce8"/>
          <table:table-cell table:style-name="ce11" table:number-columns-repeated="3"/>
          <table:table-cell table:style-name="ce8"/>
          <table:table-cell table:style-name="ce8" table:formula="of:=MID([.A17];1;FIND(&quot;:&quot;;[.A17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PLANETAU</text:p>
          </table:table-cell>
          <table:table-cell table:style-name="ce8"/>
          <table:table-cell table:style-name="ce11" table:number-columns-repeated="3"/>
          <table:table-cell table:style-name="ce8"/>
          <table:table-cell table:style-name="ce8" table:formula="of:=MID([.A18];1;FIND(&quot;:&quot;;[.A18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MYJEWELS</text:p>
          </table:table-cell>
          <table:table-cell table:style-name="ce8"/>
          <table:table-cell table:style-name="ce11" table:number-columns-repeated="3"/>
          <table:table-cell table:style-name="ce8"/>
          <table:table-cell table:style-name="ce8" table:formula="of:=MID([.A19];1;FIND(&quot;:&quot;;[.A19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2">
          <table:table-cell table:style-name="ce24" office:value-type="string" calcext:value-type="string">
            <text:p>GAME:<text:span text:style-name="T1">ZDENADD</text:span></text:p>
          </table:table-cell>
          <table:table-cell table:style-name="Default" table:number-columns-repeated="5"/>
          <table:table-cell table:style-name="ce8" table:formula="of:=MID([.A20];1;FIND(&quot;:&quot;;[.A20];4)-1)" office:value-type="string" office:string-value="GAME" calcext:value-type="string">
            <text:p>GAME</text:p>
          </table:table-cell>
          <table:table-cell table:style-name="Default" table:number-columns-repeated="1017"/>
        </table:table-row>
        <table:table-row table:style-name="ro1">
          <table:table-cell table:style-name="ce21" office:value-type="string" calcext:value-type="string">
            <text:p>INTRO256:RETURNBS</text:p>
          </table:table-cell>
          <table:table-cell table:style-name="ce8"/>
          <table:table-cell table:style-name="ce11" table:number-columns-repeated="4"/>
          <table:table-cell table:style-name="ce8" table:formula="of:=MID([.A21];1;FIND(&quot;:&quot;;[.A21];4)-1)" office:value-type="string" office:string-value="INTRO256" calcext:value-type="string">
            <text:p>INTRO256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ZELAX30</text:p>
          </table:table-cell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 table:formula="of:=MID([.A22];1;FIND(&quot;:&quot;;[.A22];4)-1)" office:value-type="string" office:string-value="INTRO256" calcext:value-type="string">
            <text:p>INTRO256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21" office:value-type="string" calcext:value-type="string">
            <text:p>INTRO256:SW256</text:p>
          </table:table-cell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 table:formula="of:=MID([.A23];1;FIND(&quot;:&quot;;[.A23];4)-1)" office:value-type="string" office:string-value="INTRO256" calcext:value-type="string">
            <text:p>INTRO256</text:p>
          </table:table-cell>
          <table:table-cell table:style-name="ce8" office:value-type="string" calcext:value-type="string">
            <text:p>YES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INTRO256:SILLYBEE</text:p>
          </table:table-cell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 table:formula="of:=MID([.A24];1;FIND(&quot;:&quot;;[.A24];4)-1)" office:value-type="string" office:string-value="INTRO256" calcext:value-type="string">
            <text:p>INTRO256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16K:GALAXY</text:p>
          </table:table-cell>
          <table:table-cell table:style-name="ce8"/>
          <table:table-cell table:style-name="ce11" table:number-columns-repeated="3"/>
          <table:table-cell table:style-name="ce8"/>
          <table:table-cell table:style-name="ce8" table:formula="of:=MID([.A25];1;FIND(&quot;:&quot;;[.A25];4)-1)" office:value-type="string" office:string-value="INTRO16K" calcext:value-type="string">
            <text:p>INTRO16K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16K:BABYJAG</text:p>
          </table:table-cell>
          <table:table-cell table:style-name="ce8"/>
          <table:table-cell table:style-name="ce11" table:number-columns-repeated="3"/>
          <table:table-cell table:style-name="ce8"/>
          <table:table-cell table:style-name="ce8" table:formula="of:=MID([.A26];1;FIND(&quot;:&quot;;[.A26];4)-1)" office:value-type="string" office:string-value="INTRO16K" calcext:value-type="string">
            <text:p>INTRO16K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16K:WINTERBY</text:p>
          </table:table-cell>
          <table:table-cell table:style-name="ce8"/>
          <table:table-cell table:style-name="ce11" table:number-columns-repeated="4"/>
          <table:table-cell table:style-name="ce8" table:formula="of:=MID([.A27];1;FIND(&quot;:&quot;;[.A27];4)-1)" office:value-type="string" office:string-value="INTRO16K" calcext:value-type="string">
            <text:p>INTRO16K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16K:OFFSHOOT</text:p>
          </table:table-cell>
          <table:table-cell table:style-name="ce8"/>
          <table:table-cell table:style-name="ce11" table:number-columns-repeated="3"/>
          <table:table-cell table:style-name="ce8"/>
          <table:table-cell table:style-name="ce8" table:formula="of:=MID([.A28];1;FIND(&quot;:&quot;;[.A28];4)-1)" office:value-type="string" office:string-value="INTRO16K" calcext:value-type="string">
            <text:p>INTRO16K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PARTTI23</text:p>
          </table:table-cell>
          <table:table-cell table:style-name="ce8"/>
          <table:table-cell table:style-name="ce11" table:number-columns-repeated="3"/>
          <table:table-cell table:style-name="ce8"/>
          <table:table-cell table:style-name="ce8" table:formula="of:=MID([.A29];1;FIND(&quot;:&quot;;[.A29];4)-1)" office:value-type="string" office:string-value="DEMO" calcext:value-type="string">
            <text:p>DEMO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DANCENOW</text:p>
          </table:table-cell>
          <table:table-cell table:style-name="ce8"/>
          <table:table-cell table:style-name="ce11" table:number-columns-repeated="3"/>
          <table:table-cell table:style-name="ce8"/>
          <table:table-cell table:style-name="ce8" table:formula="of:=MID([.A30];1;FIND(&quot;:&quot;;[.A30];4)-1)" office:value-type="string" office:string-value="DEMO" calcext:value-type="string">
            <text:p>DEMO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ZELAX30</text:p>
          </table:table-cell>
          <table:table-cell table:style-name="ce8"/>
          <table:table-cell table:style-name="ce11" table:number-columns-repeated="3"/>
          <table:table-cell table:style-name="ce8"/>
          <table:table-cell table:style-name="ce8" table:formula="of:=MID([.A31];1;FIND(&quot;:&quot;;[.A31];4)-1)" office:value-type="string" office:string-value="DEMO" calcext:value-type="string">
            <text:p>DEMO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4" office:value-type="string" calcext:value-type="string">
            <text:p>DEMO:BEEPEMIV</text:p>
          </table:table-cell>
          <table:table-cell table:style-name="Default" table:number-columns-repeated="5"/>
          <table:table-cell table:style-name="ce8" table:formula="of:=MID([.A32];1;FIND(&quot;:&quot;;[.A32];4)-1)" office:value-type="string" office:string-value="DEMO" calcext:value-type="string">
            <text:p>DEMO</text:p>
          </table:table-cell>
          <table:table-cell table:style-name="ce8" office:value-type="string" calcext:value-type="string">
            <text:p>YES</text:p>
          </table:table-cell>
          <table:table-cell table:style-name="Default" table:number-columns-repeated="1016"/>
        </table:table-row>
        <table:table-row table:style-name="ro1">
          <table:table-cell table:style-name="ce21" office:value-type="string" calcext:value-type="string">
            <text:p>WILD:SAPR01</text:p>
          </table:table-cell>
          <table:table-cell table:style-name="ce8"/>
          <table:table-cell table:style-name="ce11" table:number-columns-repeated="3"/>
          <table:table-cell table:style-name="ce8"/>
          <table:table-cell table:style-name="ce8" table:formula="of:=MID([.A33];1;FIND(&quot;:&quot;;[.A33];4)-1)" office:value-type="string" office:string-value="WILD" calcext:value-type="string">
            <text:p>WILD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WILD:SAPR02</text:p>
          </table:table-cell>
          <table:table-cell table:style-name="ce8"/>
          <table:table-cell table:style-name="ce11" table:number-columns-repeated="3"/>
          <table:table-cell table:style-name="ce8"/>
          <table:table-cell table:style-name="ce8" table:formula="of:=MID([.A34];1;FIND(&quot;:&quot;;[.A34];4)-1)" office:value-type="string" office:string-value="WILD" calcext:value-type="string">
            <text:p>WILD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WILD:SAPR03</text:p>
          </table:table-cell>
          <table:table-cell table:style-name="ce8"/>
          <table:table-cell table:style-name="ce11" table:number-columns-repeated="4"/>
          <table:table-cell table:style-name="ce8" table:formula="of:=MID([.A35];1;FIND(&quot;:&quot;;[.A35];4)-1)" office:value-type="string" office:string-value="WILD" calcext:value-type="string">
            <text:p>WILD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WILD:SAPR04</text:p>
          </table:table-cell>
          <table:table-cell table:style-name="ce8"/>
          <table:table-cell table:style-name="ce11" table:number-columns-repeated="4"/>
          <table:table-cell table:style-name="ce8" table:formula="of:=MID([.A36];1;FIND(&quot;:&quot;;[.A36];4)-1)" office:value-type="string" office:string-value="WILD" calcext:value-type="string">
            <text:p>WILD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WILD:SAPR05</text:p>
          </table:table-cell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 table:formula="of:=MID([.A37];1;FIND(&quot;:&quot;;[.A37];4)-1)" office:value-type="string" office:string-value="WILD" calcext:value-type="string">
            <text:p>WILD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WILD:SAPR06</text:p>
          </table:table-cell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 table:formula="of:=MID([.A38];1;FIND(&quot;:&quot;;[.A38];4)-1)" office:value-type="string" office:string-value="WILD" calcext:value-type="string">
            <text:p>WILD</text:p>
          </table:table-cell>
          <table:table-cell table:style-name="ce8" office:value-type="string" calcext:value-type="string">
            <text:p>YES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WILD:SAPR07</text:p>
          </table:table-cell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 table:formula="of:=MID([.A39];1;FIND(&quot;:&quot;;[.A39];4)-1)" office:value-type="string" office:string-value="WILD" calcext:value-type="string">
            <text:p>WILD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21" office:value-type="string" calcext:value-type="string">
            <text:p>WILD:SAPR08</text:p>
          </table:table-cell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 table:formula="of:=MID([.A40];1;FIND(&quot;:&quot;;[.A40];4)-1)" office:value-type="string" office:string-value="WILD" calcext:value-type="string">
            <text:p>WILD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5"/>
          <table:table-cell table:number-columns-repeated="1014"/>
        </table:table-row>
        <table:table-row table:style-name="ro1">
          <table:table-cell table:style-name="ce21" office:value-type="string" calcext:value-type="string">
            <text:p>WILD:SAPR09</text:p>
          </table:table-cell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 table:formula="of:=MID([.A41];1;FIND(&quot;:&quot;;[.A41];4)-1)" office:value-type="string" office:string-value="WILD" calcext:value-type="string">
            <text:p>WILD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21" office:value-type="string" calcext:value-type="string">
            <text:p>WILD:SAPR10</text:p>
          </table:table-cell>
          <table:table-cell table:style-name="ce15"/>
          <table:table-cell table:style-name="ce29" table:number-columns-repeated="4"/>
          <table:table-cell table:style-name="ce8" table:formula="of:=MID([.A42];1;FIND(&quot;:&quot;;[.A42];4)-1)" office:value-type="string" office:string-value="WILD" calcext:value-type="string">
            <text:p>WILD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WILD:SAPR11</text:p>
          </table:table-cell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 table:formula="of:=MID([.A43];1;FIND(&quot;:&quot;;[.A43];4)-1)" office:value-type="string" office:string-value="WILD" calcext:value-type="string">
            <text:p>WILD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21" office:value-type="string" calcext:value-type="string">
            <text:p>WILD:SAPR12</text:p>
          </table:table-cell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 table:formula="of:=MID([.A44];1;FIND(&quot;:&quot;;[.A44];4)-1)" office:value-type="string" office:string-value="WILD" calcext:value-type="string">
            <text:p>WILD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21" office:value-type="string" calcext:value-type="string">
            <text:p>WILD:SAPR13</text:p>
          </table:table-cell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 table:formula="of:=MID([.A45];1;FIND(&quot;:&quot;;[.A45];4)-1)" office:value-type="string" office:string-value="WILD" calcext:value-type="string">
            <text:p>WILD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WILD:SAPR14</text:p>
          </table:table-cell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 table:formula="of:=MID([.A46];1;FIND(&quot;:&quot;;[.A46];4)-1)" office:value-type="string" office:string-value="WILD" calcext:value-type="string">
            <text:p>WILD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WILD:SAPR15</text:p>
          </table:table-cell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 table:formula="of:=MID([.A47];1;FIND(&quot;:&quot;;[.A47];4)-1)" office:value-type="string" office:string-value="WILD" calcext:value-type="string">
            <text:p>WILD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21" office:value-type="string" calcext:value-type="string">
            <text:p>WILD:SAPR16</text:p>
          </table:table-cell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 table:formula="of:=MID([.A48];1;FIND(&quot;:&quot;;[.A48];4)-1)" office:value-type="string" office:string-value="WILD" calcext:value-type="string">
            <text:p>WILD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21" office:value-type="string" calcext:value-type="string">
            <text:p>WILD:SAPR17</text:p>
          </table:table-cell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 table:formula="of:=MID([.A49];1;FIND(&quot;:&quot;;[.A49];4)-1)" office:value-type="string" office:string-value="WILD" calcext:value-type="string">
            <text:p>WILD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21" office:value-type="string" calcext:value-type="string">
            <text:p>WILD:SAPR18</text:p>
          </table:table-cell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 table:formula="of:=MID([.A50];1;FIND(&quot;:&quot;;[.A50];4)-1)" office:value-type="string" office:string-value="WILD" calcext:value-type="string">
            <text:p>WILD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Steps Required</text:p>
          </table:table-cell>
          <table:table-cell table:style-name="ce6" table:formula="of:=ROWS(STEPS)*COLUMNS(STEPS)" office:value-type="float" office:value="245" calcext:value-type="float">
            <text:p>2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eps Not done</text:p>
          </table:table-cell>
          <table:table-cell table:style-name="ce6" table:formula="of:=COUNTIF(STEPS;&quot;&quot;)" office:value-type="float" office:value="237" calcext:value-type="float">
            <text:p>237</text:p>
          </table:table-cell>
          <table:table-cell table:style-name="ce2"/>
          <table:table-cell table:number-columns-repeated="4"/>
          <table:table-cell table:style-name="ce2"/>
          <table:table-cell table:number-columns-repeated="1016"/>
        </table:table-row>
        <table:table-row table:style-name="ro1">
          <table:table-cell table:style-name="ce1" office:value-type="string" calcext:value-type="string">
            <text:p>Steps Not OK</text:p>
          </table:table-cell>
          <table:table-cell table:style-name="ce6" table:formula="of:=COUNTIF(STEPS;&quot;NOT OK&quot;)+COUNTIF(STEPS;&quot;NOT OK (Hangs)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eps Done</text:p>
          </table:table-cell>
          <table:table-cell table:style-name="ce10" table:formula="of:=1-[.B53]/[.B52]" office:value-type="percentage" office:value="0.0326530612244897" calcext:value-type="percentage">
            <text:p>3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ries Available</text:p>
          </table:table-cell>
          <table:table-cell table:style-name="ce6" table:formula="of:=ROWS(STEPS)" office:value-type="float" office:value="49" calcext:value-type="float">
            <text:p>49</text:p>
          </table:table-cell>
          <table:table-cell office:value-type="string" calcext:value-type="string">
            <text:p>With READM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tries DONE</text:p>
          </table:table-cell>
          <table:table-cell table:style-name="ce6" table:formula="of:=COUNTIF([.H1:.H50];&quot;NO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ries TODO</text:p>
          </table:table-cell>
          <table:table-cell table:style-name="ce6" table:formula="of:=COUNTIF([.H2:.H51];&quot;YES&quot;)" office:value-type="float" office:value="48" calcext:value-type="float">
            <text:p>48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>
            <text:p>Entries Done</text:p>
          </table:table-cell>
          <table:table-cell table:style-name="ce10" table:formula="of:=1-[.B58]/[.B56]" office:value-type="percentage" office:value="0.0204081632653061" calcext:value-type="percentage">
            <text:p>2%</text:p>
          </table:table-cell>
          <table:table-cell table:number-columns-repeated="1022"/>
        </table:table-row>
        <table:table-row table:style-name="ro1" table:number-rows-repeated="1048505">
          <table:table-cell table:number-columns-repeated="1024"/>
        </table:table-row>
        <table:table-row table:style-name="ro3" table:number-rows-repeated="1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Overall.$A$1" table:cell-range-address="$Entries.$A$1:.$G$50"/>
        </table:named-expressions>
      </table:table>
      <table:table table:name="Statistics" table:style-name="ta3">
        <table:table-column table:style-name="co3" table:number-columns-repeated="64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mbe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onuses</text:p>
          </table:table-cell>
          <table:table-cell table:style-name="ce2" table:formula="of:=COUNTIF([$Entries.G$1:$Entries.G$1048576];&quot;BONUS&quot;)-1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ongs</text:p>
          </table:table-cell>
          <table:table-cell table:style-name="ce2" table:formula="of:=COUNTIF([$Entries.G$1:$Entries.G$1048576];&quot;MSX&quot;)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Graphics</text:p>
          </table:table-cell>
          <table:table-cell table:style-name="ce2" table:formula="of:=COUNTIF([$Entries.G$1:$Entries.G$1048576];&quot;GFX&quot;)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Intros</text:p>
          </table:table-cell>
          <table:table-cell table:style-name="ce2" table:formula="of:=COUNTIF([$Entries.G$1:$Entries.G$1048576];&quot;INTRO256&quot;)+COUNTIF([$Entries.G$1:$Entries.G$1048576];&quot;INTRO16K&quot;)" office:value-type="float" office:value="8" calcext:value-type="float">
            <text:p>8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Demos</text:p>
          </table:table-cell>
          <table:table-cell table:style-name="ce2" table:formula="of:=COUNTIF([$Entries.G$1:$Entries.G$1048576];&quot;DEMO&quot;)+COUNTIF([$Entries.G$1:$Entries.G$1048576];&quot;DEMOVBXE&quot;)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Games</text:p>
          </table:table-cell>
          <table:table-cell table:style-name="ce2" table:formula="of:=COUNTIF([$Entries.G$1:$Entries.G$1048576];&quot;GAME&quot;)+COUNTIF([$Entries.G$1:$Entries.G$1048576];&quot;GAME256&quot;)" office:value-type="float" office:value="5" calcext:value-type="float">
            <text:p>5</text:p>
          </table:table-cell>
          <table:table-cell/>
          <table:table-cell table:style-name="ce16"/>
          <table:table-cell table:number-columns-repeated="60"/>
        </table:table-row>
        <table:table-row table:style-name="ro1">
          <table:table-cell table:style-name="ce2" office:value-type="string" calcext:value-type="string">
            <text:p>Wilds</text:p>
          </table:table-cell>
          <table:table-cell table:style-name="ce2" table:formula="of:=COUNTIF([$Entries.G$1:$Entries.G$1048576];&quot;WILD&quot;)" office:value-type="float" office:value="18" calcext:value-type="float">
            <text:p>18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2:.B8])" office:value-type="float" office:value="43" calcext:value-type="float">
            <text:p>43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EPS" table:base-cell-address="$Overall.$A$1" table:cell-range-address="$Entries.$B$2:.$F$50"/>
      </table:named-expressions>
      <table:database-ranges>
        <table:database-range table:name="__Anonymous_Sheet_DB__1" table:target-range-address="Entries.A1:Entries.G50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" svg:font-family="'Courier New'"/>
    <style:font-face style:name="Courier New1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4">00/00/0000</text:date>, <text:time style:data-style-name="N2" text:time-value="08:34:38.4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ies" style:display-name="PageStyle_Entr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27T11:26:04</meta:creation-date>
    <meta:initial-creator>Dell, Peter</meta:initial-creator>
    <dc:language>de-DE</dc:language>
    <dc:date>2024-09-14T11:44:46.145000000</dc:date>
    <meta:editing-cycles>765</meta:editing-cycles>
    <meta:editing-duration>P13DT10M31S</meta:editing-duration>
    <meta:generator>LibreOffice/7.1.5.2$Windows_x86 LibreOffice_project/85f04e9f809797b8199d13c421bd8a2b025d52b5</meta:generator>
    <meta:document-statistic meta:table-count="3" meta:cell-count="283" meta:object-count="0"/>
    <meta:user-defined meta:name="AppVersion">15.0000</meta:user-defined>
    <meta:user-defined meta:name="Company">SA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Option Explicit

Sub OnSave

   
    Dim oDoc As Object
	Dim sDocumentPath as string
	Dim sFilesPath as String

	oDoc = ThisComponent
	sDocumentPath = replace( oDoc.getURL(), "SillyMenu-Steps.ods", "")
	sFilesPath = sDocumentPath + "SillyMenu-Entries-Files.txt"
	
	Dim oSheet as Object
	Dim oRange as Object

    oSheet = oDoc.Sheets(1)

    Dim iNumber As Integer
    iNumber = Freefile
    On Error Goto ErrorHandler
    Open sFilesPath For Output As #iNumber

    Dim iRow as integer
    iRow = 1
    Do
      Dim oCell as Object
      oCell = oSheet.getCellByPosition(0,iRow)
      Dim value as string
      value = Trim( oCell.String )
      if value = "" then exit do
 
      print #iNumber, ;value 
  
      iRow = iRow +1
      
      Dim sFileBasePath as String
      sFileBasePath = sDocumentPath + "../atr/files/" + replace( value, ":", "/")
      Dim iOffset as integer
      Dim sFileFolderPath as String
      iOffset = len(sFileBasePath)
      While(iOffset&gt;0 and  mid(sFileBasePath,iOffset,1) &lt;&gt; "/")
          iOffset = iOffset -1
      Wend
      sFileFolderPath = mid(sFileBasePath,1,iOffset)

      if not FileExists(sFileBasePath+".xex") then
        oCell.CellBackColor = RGB(255,0,0)
      else
        oCell.CellBackColor = -1    
      endif

      if not FileExists(sFileBasePath+".txt") then
        Dim sTemplateFilePath
        sTemplateFilePath = sFileFolderPath+"TEMPLATE.txt"
        if not FileExists(sTemplateFilePath) Then
            MsgBox "Error: Template file " + sTemplateFilePath + " is missing. Create it first", 16
            Exit Sub
        Endif
        FileCopy(sTemplateFilePath, sFileBasePath+".txt")
      endif
 
      Dim oldName as String
      Dim newName as String
      oldName = dir(sFileFolderPath)
      While (oldName &lt;&gt; "")
        iOffset =  InStr(oldName, ".")
        If iOffset &gt; 0 then
          newName = UCASE(mid(oldName,1,iOffset-1))+LCASE(mid(oldName,iOffset))
        Else
          newName = oldName
        Endif
        If (newName &lt;&gt; oldName) Then
          name sFileFolderPath+oldName as  sFileFolderPath+oldName+".tmp"
          name sFileFolderPath+oldName+".tmp" as sFileFolderPath+newName
        Endif
        oldName = Dir()
      Wend
     
     rem Name oldName as newName
     
    Loop
    
    Close #iNumber

    Exit sub
 
ErrorHandler:
    MsgBox "Error " &amp; Err &amp; ": " &amp; Error$ + chr(13) + "at line : " + Erl + chr(13) + " an error occurred for entry in row "+iRow, 16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